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6.625cm"/>
    </style:style>
    <style:style style:name="co2" style:family="table-column">
      <style:table-column-properties fo:break-before="auto" style:column-width="21.213cm"/>
    </style:style>
    <style:style style:name="co3" style:family="table-column">
      <style:table-column-properties fo:break-before="auto" style:column-width="1.843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fo:background-color="#4f81bd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ffffff" style:text-outline="false" style:text-line-through-style="none" style:font-name="맑은 고딕1" fo:font-size="12pt" fo:font-style="normal" fo:text-shadow="none" style:text-underline-style="none" fo:font-weight="bold" style:font-name-asian="맑은 고딕1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d0d8e8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cm" style:writing-mode="lr-tb"/>
      <style:text-properties fo:color="#000000" style:text-outline="false" style:text-line-through-style="none" style:font-name="맑은 고딕1" fo:font-size="10pt" fo:font-style="normal" fo:text-shadow="none" style:text-underline-style="none" fo:font-weight="bold" style:font-name-asian="맑은 고딕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e9edf4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cm" style:writing-mode="lr-tb"/>
      <style:text-properties fo:color="#000000" style:text-outline="false" style:text-line-through-style="none" style:font-name="맑은 고딕1" fo:font-size="10pt" fo:font-style="normal" fo:text-shadow="none" style:text-underline-style="none" fo:font-weight="bold" style:font-name-asian="맑은 고딕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fo:background-color="#d0d8e8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cm" style:writing-mode="lr-tb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e9edf4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cm" style:writing-mode="lr-tb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style-name="ce1" office:value-type="string">
            <text:p>함수</text:p>
          </table:table-cell>
          <table:table-cell table:style-name="ce1" office:value-type="string">
            <text:p>설명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ength(obj)</text:p>
          </table:table-cell>
          <table:table-cell table:style-name="ce4" office:value-type="string">
            <text:p>obj가 List와 같은 Collection인 경우 저장된 항목의 개수를 리턴하고, obj가 문자열일 경우 문자열의 길이를 리턴한다.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toUpperCase(str)</text:p>
          </table:table-cell>
          <table:table-cell table:style-name="ce5" office:value-type="string">
            <text:p>str을 대문자로 변환한다.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toLowerCase(str)</text:p>
          </table:table-cell>
          <table:table-cell table:style-name="ce4" office:value-type="string">
            <text:p>str을 소문자로 변환한다.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ubstring(str, idx1, idx2)</text:p>
          </table:table-cell>
          <table:table-cell table:style-name="ce5" office:value-type="string">
            <text:p>str.substring(idx1, idx2)의 결과를 리턴한다. idx2가 -1일 경우 str.substring(idx1)과 동일하다.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trim(str)</text:p>
          </table:table-cell>
          <table:table-cell table:style-name="ce4" office:value-type="string">
            <text:p>str 좌우의 공백문자를 제거한다.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replace(str, src, dest)</text:p>
          </table:table-cell>
          <table:table-cell table:style-name="ce5" office:value-type="string">
            <text:p>str에 있는 src를 dest로 변환한다.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ndexOf(str1, str2)</text:p>
          </table:table-cell>
          <table:table-cell table:style-name="ce4" office:value-type="string">
            <text:p>str1에서 str2가 위치한 인덱스를 구한다.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tartsWith(str1, str2)</text:p>
          </table:table-cell>
          <table:table-cell table:style-name="ce5" office:value-type="string">
            <text:p>str1이 str2로 시작할 경우 true를, 그렇지 않을 경우 false를 리턴한다.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endsWith(str1, str2)</text:p>
          </table:table-cell>
          <table:table-cell table:style-name="ce4" office:value-type="string">
            <text:p>str1이 str2로 끝나는 경우 true를, 그렇지 않을 경우 false를 리턴한다.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contains(str1, str2)</text:p>
          </table:table-cell>
          <table:table-cell table:style-name="ce5" office:value-type="string">
            <text:p>str1이 str2를 포함하고 있을 경우 true를 리턴한다.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escapeXml(str)</text:p>
          </table:table-cell>
          <table:table-cell table:style-name="ce4" office:value-type="string">
            <text:p>XML의 객체 참조에 해당하는 특수 문자를 처리한다. 예를 들어, '&amp;'는 '&amp;amp;'로 변환한다.</text:p>
          </table:table-cell>
          <table:table-cell table:number-columns-repeated="1022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3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3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2">2020-06-02</text:date>, <text:time>08:28:02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2T08:28:02.95</dc:date>
    <dc:creator>javateam </dc:creator>
    <meta:generator>OpenOffice/4.1.7$Win32 OpenOffice.org_project/417m1$Build-9800</meta:generator>
    <meta:editing-duration>PT1M26S</meta:editing-duration>
    <meta:editing-cycles>2</meta:editing-cycles>
    <meta:document-statistic meta:table-count="3" meta:cell-count="24" meta:object-count="0"/>
  </office:meta>
</office:document-meta>
</file>